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bbd37" officeooo:paragraph-rsid="001bbd37" style:font-weight-asian="bold" style:font-weight-complex="bold"/>
    </style:style>
    <style:style style:name="P2" style:family="paragraph" style:parent-style-name="Standard">
      <style:text-properties fo:font-weight="bold" officeooo:rsid="001c9300" officeooo:paragraph-rsid="001c9300" style:font-weight-asian="bold" style:font-weight-complex="bold"/>
    </style:style>
    <style:style style:name="P3" style:family="paragraph" style:parent-style-name="Standard">
      <style:text-properties fo:font-weight="bold" officeooo:rsid="002024d0" officeooo:paragraph-rsid="002024d0" style:font-weight-asian="bold" style:font-weight-complex="bold"/>
    </style:style>
    <style:style style:name="P4" style:family="paragraph" style:parent-style-name="Standard">
      <style:text-properties fo:font-weight="normal" officeooo:rsid="001c9300" officeooo:paragraph-rsid="001c9300" style:font-weight-asian="normal" style:font-weight-complex="normal"/>
    </style:style>
    <style:style style:name="P5" style:family="paragraph" style:parent-style-name="Standard">
      <style:text-properties fo:font-weight="normal" officeooo:rsid="001e4fe8" officeooo:paragraph-rsid="001e4fe8" style:font-weight-asian="normal" style:font-weight-complex="normal"/>
    </style:style>
    <style:style style:name="P6" style:family="paragraph" style:parent-style-name="Standard">
      <style:text-properties fo:font-weight="normal" officeooo:rsid="002024d0" officeooo:paragraph-rsid="002024d0" style:font-weight-asian="normal" style:font-weight-complex="normal"/>
    </style:style>
    <style:style style:name="P7" style:family="paragraph" style:parent-style-name="Standard">
      <style:text-properties fo:font-weight="normal" officeooo:rsid="002061ae" officeooo:paragraph-rsid="002061ae" style:font-weight-asian="normal" style:font-weight-complex="normal"/>
    </style:style>
    <style:style style:name="P8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1c9300" officeooo:paragraph-rsid="001c9300" style:font-weight-asian="normal" style:font-weight-complex="normal"/>
    </style:style>
    <style:style style:name="P9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monospace" fo:font-size="10.5pt" fo:letter-spacing="normal" fo:font-style="normal" fo:font-weight="normal"/>
    </style:style>
    <style:style style:name="P10" style:family="paragraph" style:parent-style-name="Standard">
      <style:text-properties fo:font-weight="normal" officeooo:rsid="001e4fe8" officeooo:paragraph-rsid="001e4fe8" style:font-weight-asian="normal" style:font-weight-complex="normal"/>
    </style:style>
    <style:style style:name="P11" style:family="paragraph" style:parent-style-name="Standard">
      <style:text-properties fo:font-weight="normal" officeooo:rsid="002024d0" officeooo:paragraph-rsid="002024d0" style:font-weight-asian="normal" style:font-weight-complex="normal"/>
    </style:style>
    <style:style style:name="P12" style:family="paragraph" style:parent-style-name="Standard">
      <style:text-properties fo:font-weight="normal" officeooo:rsid="00227a3d" officeooo:paragraph-rsid="00227a3d" style:font-weight-asian="normal" style:font-weight-complex="normal"/>
    </style:style>
    <style:style style:name="P13" style:family="paragraph" style:parent-style-name="Standard">
      <style:text-properties fo:font-weight="normal" officeooo:rsid="00227a3d" officeooo:paragraph-rsid="0023c4d5" style:font-weight-asian="normal" style:font-weight-complex="normal"/>
    </style:style>
    <style:style style:name="P14" style:family="paragraph" style:parent-style-name="Standard">
      <style:text-properties fo:font-weight="bold" officeooo:rsid="001c9300" officeooo:paragraph-rsid="002180f9" style:font-weight-asian="bold" style:font-weight-complex="bold"/>
    </style:style>
    <style:style style:name="P15" style:family="paragraph" style:parent-style-name="Standard">
      <style:text-properties fo:font-weight="bold" officeooo:rsid="00227a3d" officeooo:paragraph-rsid="00227a3d" style:font-weight-asian="bold" style:font-weight-complex="bold"/>
    </style:style>
    <style:style style:name="T1" style:family="text">
      <style:text-properties officeooo:rsid="002180f9"/>
    </style:style>
    <style:style style:name="T2" style:family="text">
      <style:text-properties style:text-position="super 58%" officeooo:rsid="002180f9"/>
    </style:style>
    <style:style style:name="T3" style:family="text">
      <style:text-properties officeooo:rsid="0027a59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dden Markov Model Based Named Entity Recognition</text:p>
      <text:p text:style-name="P1"/>
      <text:p text:style-name="P2">Experiment 1: <text:span text:style-name="T1">No Feature. 1</text:span><text:span text:style-name="T2">st</text:span><text:span text:style-name="T1"> order markov order</text:span></text:p>
      <text:p text:style-name="P2"/>
      <text:p text:style-name="P4">Hidden states:</text:p>
      <text:p text:style-name="P4">Output:</text:p>
      <text:p text:style-name="P4">N-gram:</text:p>
      <text:p text:style-name="P4">Dealing with Unknowns:</text:p>
      <text:p text:style-name="P4">Probability Calculations:</text:p>
      <text:p text:style-name="P4"/>
      <text:p text:style-name="P8">&lt;HiddenMarkovModelTagger 18 states and 20252 output symbols&gt;</text:p>
      <text:p text:style-name="P9"/>
      <text:p text:style-name="P9">['O', 'ORG_Others', 'PER_Others', 'LOC_Event', 'PER_Victim', 'LOC_Others', 'PER_Accused', 'ORG_Victim', 'ORG_Accused', 'PER_Assoc', 'Accused', 'LOC_Assoc', 'Event', 'Location', 'LOC_Accused', 'LOC_Victim', 'ORG_Assoc', 'Victim']</text:p>
      <text:p text:style-name="P4"/>
      <text:p text:style-name="P5">For few documents, Number of tags and words are different.</text:p>
      <text:p text:style-name="P5"/>
      <text:p text:style-name="P14">Experiment <text:span text:style-name="T1">2</text:span>: <text:span text:style-name="T1">Features, 1</text:span><text:span text:style-name="T2">st</text:span><text:span text:style-name="T1"> order markov order</text:span></text:p>
      <text:p text:style-name="P5"/>
      <text:p text:style-name="P3">CRF</text:p>
      <text:p text:style-name="P3"/>
      <text:p text:style-name="P6">Using NLTK</text:p>
      <text:p text:style-name="P6"/>
      <text:p text:style-name="P6">Feature: <text:s/></text:p>
      <text:p text:style-name="P6"/>
      <text:p text:style-name="P7">32%</text:p>
      <text:p text:style-name="P6"/>
      <text:p text:style-name="P6"/>
      <text:p text:style-name="P6">Using CRFSuite</text:p>
      <text:p text:style-name="P6"/>
      <text:p text:style-name="P6">Feature:</text:p>
      <text:p text:style-name="P6"/>
      <text:p text:style-name="P6">32%</text:p>
      <text:p text:style-name="P6"/>
      <text:p text:style-name="P6">Adding Previous Tag as Feature:</text:p>
      <text:p text:style-name="P6"/>
      <text:p text:style-name="P6">60%</text:p>
      <text:p text:style-name="P6"/>
      <text:p text:style-name="P15">LSTM</text:p>
      <text:p text:style-name="P15"/>
      <text:p text:style-name="P12">With word embedding created using Glove from dataset itself.</text:p>
      <text:p text:style-name="P12"/>
      <text:p text:style-name="P12">With word embedding Glove taken from NLTK site.</text:p>
      <text:p text:style-name="P15"/>
      <text:p text:style-name="P15">BLSTM<text:span text:style-name="T3">+Softmax</text:span></text:p>
      <text:p text:style-name="P15"/>
      <text:p text:style-name="P13">With word embedding created using Glove from dataset itself.</text:p>
      <text:p text:style-name="P13"/>
      <text:p text:style-name="P13">With word embedding Glove taken from NLTK site.</text:p>
      <text:p text:style-name="P15"/>
      <text:p text:style-name="P15"/>
      <text:p text:style-name="P15"><text:soft-page-break/>BLSTM + CRF</text:p>
      <text:p text:style-name="P15"/>
      <text:p text:style-name="P13">With word embedding created using Glove from dataset itself.</text:p>
      <text:p text:style-name="P13"/>
      <text:p text:style-name="P13">With word embedding Glove taken from NLTK site.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2T13:05:35.994846644</meta:creation-date>
    <meta:generator>LibreOffice/5.1.6.2$Linux_X86_64 LibreOffice_project/10m0$Build-2</meta:generator>
    <dc:date>2017-10-20T00:50:37.306630141</dc:date>
    <meta:editing-duration>PT30M30S</meta:editing-duration>
    <meta:editing-cycles>12</meta:editing-cycles>
    <meta:document-statistic meta:table-count="0" meta:image-count="0" meta:object-count="0" meta:page-count="2" meta:paragraph-count="29" meta:word-count="137" meta:character-count="999" meta:non-whitespace-character-count="889"/>
  </office:meta>
</office:document-meta>
</file>